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9478" officeooo:paragraph-rsid="000b9478"/>
    </style:style>
    <style:style style:name="P2" style:family="paragraph" style:parent-style-name="Standard">
      <style:text-properties officeooo:rsid="000b9478" officeooo:paragraph-rsid="000ceb65"/>
    </style:style>
    <style:style style:name="P3" style:family="paragraph" style:parent-style-name="Standard">
      <style:text-properties officeooo:rsid="000ceb65" officeooo:paragraph-rsid="000ceb65"/>
    </style:style>
    <style:style style:name="P4" style:family="paragraph" style:parent-style-name="Standard">
      <style:text-properties officeooo:rsid="000ecb7b" officeooo:paragraph-rsid="000ecb7b"/>
    </style:style>
    <style:style style:name="P5" style:family="paragraph" style:parent-style-name="Standard">
      <style:text-properties officeooo:rsid="001068c7" officeooo:paragraph-rsid="001068c7"/>
    </style:style>
    <style:style style:name="P6" style:family="paragraph" style:parent-style-name="Standard">
      <style:text-properties officeooo:rsid="0010ba02" officeooo:paragraph-rsid="0010ba02"/>
    </style:style>
    <style:style style:name="P7" style:family="paragraph" style:parent-style-name="Standard">
      <style:text-properties officeooo:rsid="001750dd" officeooo:paragraph-rsid="001750dd"/>
    </style:style>
    <style:style style:name="T1" style:family="text">
      <style:text-properties officeooo:rsid="000bb8ae"/>
    </style:style>
    <style:style style:name="T2" style:family="text">
      <style:text-properties officeooo:rsid="000ceb65"/>
    </style:style>
    <style:style style:name="T3" style:family="text">
      <style:text-properties officeooo:rsid="001068c7"/>
    </style:style>
    <style:style style:name="T4" style:family="text">
      <style:text-properties officeooo:rsid="0010ba02"/>
    </style:style>
    <style:style style:name="T5" style:family="text">
      <style:text-properties officeooo:rsid="0013fd76"/>
    </style:style>
    <style:style style:name="T6" style:family="text">
      <style:text-properties officeooo:rsid="0015e262"/>
    </style:style>
    <style:style style:name="T7" style:family="text">
      <style:text-properties officeooo:rsid="0018b7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golamento archmage</text:p>
      <text:p text:style-name="P1"/>
      <text:p text:style-name="P1"/>
      <text:p text:style-name="P1">Inizio del gioco:</text:p>
      <text:p text:style-name="P2"><text:span text:style-name="T2">(base)</text:span>ogni giocatore riceve cinque carte, <text:span text:style-name="T2">delle quali una è una carta alleanza</text:span>, si prepara la pila di pesca e quella degli eventi. </text:p>
      <text:p text:style-name="P2"><text:span text:style-name="T2">(intermedio) </text:span>ogni giocatore riceve una carta <text:span text:style-name="T7">personaggio</text:span> casuale </text:p>
      <text:p text:style-name="P2"><text:span text:style-name="T2">(avanzato)</text:span>Ogni giocatore può rinunciare a una o più carte della mano per iniziare, chi ha rinunciato a più carte inizia <text:span text:style-name="T1">in caso di parità si tira a sorte tra i giocatori che hanno rinunciato uguale</text:span></text:p>
      <text:p text:style-name="P2"/>
      <text:p text:style-name="P3">giro:</text:p>
      <text:p text:style-name="P3">i giocatori possono giocare servitori e magie, massimo uno per tipo(questa limitazione può essere variata a seconda delle carte). Se ci sono effetti istantanei vengono risolti. All’<text:span text:style-name="T6">inizio</text:span> del turno si<text:span text:style-name="T6">(</text:span> pescano 2 carte<text:span text:style-name="T6">)scarta la mano e si pesca 5 carte(si tira il dado per sapere da che mazzo pescherai). A</text:span>lla fine di ogni giro <text:span text:style-name="T3">si rileva una carta evento</text:span></text:p>
      <text:p text:style-name="P5">tipi di carte:</text:p>
      <text:p text:style-name="P4"><text:tab/>Servitori: creature che possono avere abilità ,<text:span text:style-name="T4">che spesso consentono di attaccare i servitori avversari,</text:span> e valere punti vittoria, hanno tutte punti ferita<text:span text:style-name="T6">. Una volta risolta l’abilità il servitore viene posto in posizione orizzontale al fine di mostrarlo. Ogni volta che un servitore subisce danno, se questo danno è minore dei suoi pv, esso riceve lo stesso numero di segnalini di danno. Le abilità dei seritori possono essere di tre tipi, in ingresso, che si risolvono quando si gioca il servitore, passive, che sono sempre attive, e di attivazione, che possono essere attivate una volta a turno, un giocatore può attivare solo una delle abilità tra tutti i servitori.</text:span></text:p>
      <text:p text:style-name="P4"><text:tab/>Magie: carte che hanno un effetto immediato. Alcune possono essere lanciate nel turno <text:tab/>dell’avversario.</text:p>
      <text:p text:style-name="P4"><text:tab/>(aggiunte) Costrutti: edifici equipaggiamenti, garantiscono abilità, se ne può avere solo uno <text:tab/>per tipo. Potrebbero possedere dei punti ferita. <text:span text:style-name="T6">I tipi sono edificio, arma, cavalcatura, vestito.</text:span></text:p>
      <text:p text:style-name="P4"><text:tab/><text:span text:style-name="T3">Evento: quando vengono rilevate si risolvono immediatamente.</text:span></text:p>
      <text:p text:style-name="P4"/>
      <text:p text:style-name="P5">Alleanze: durante uno scambio carte un giocatore può fornire la propria carta <text:span text:style-name="T5">allena</text:span> ad un avversario, se anche esso fornisce la sua i giocatori si considerano alleati fino a che le due carte non vengono scambiate di nuovo o vengono scartate dalla mano, non si possono scambiare nuovamente le carte alleanza ottenute da<text:span text:style-name="T5">l’ alleato</text:span>, se si riceve una carta alleanza ma non si intende allearsi bisogna rendere la carta al mittente. <text:span text:style-name="T5">Se si è già alleati e si riceve una carta alleanza va necessariamente restituita al mittente. Se si accetta una carta alleanza va necessariamente fornita la propria.</text:span></text:p>
      <text:p text:style-name="P5"/>
      <text:p text:style-name="P6"><text:span text:style-name="T5">(intermedio)Personaggi</text:span>: i <text:span text:style-name="T7">personaggi</text:span> garantiscono abilità speciali, (e danno la possibilità di ottenere pv aggiuntivi)</text:p>
      <text:p text:style-name="P5"/>
      <text:p text:style-name="P7">posizionamento: i servitori sono ritenuti vicini anche ai servitori avversari</text:p>
      <text:p text:style-name="P5"/>
      <text:p text:style-name="P5">Fine del gioco: un giocatore raggiunge i 10 pv o un alleanza raggiunge i 15 p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6:53:10.593000000</meta:creation-date>
    <dc:date>2016-10-19T18:48:47.379000000</dc:date>
    <meta:editing-duration>PT2H14M36S</meta:editing-duration>
    <meta:editing-cycles>7</meta:editing-cycles>
    <meta:generator>LibreOffice/5.2.2.2$Windows_x86 LibreOffice_project/8f96e87c890bf8fa77463cd4b640a2312823f3ad</meta:generator>
    <meta:document-statistic meta:table-count="0" meta:image-count="0" meta:object-count="0" meta:page-count="1" meta:paragraph-count="16" meta:word-count="426" meta:character-count="2698" meta:non-whitespace-character-count="2280"/>
  </office:meta>
</office:document-meta>
</file>